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msicle:And there was NO OUTSIDE.<text:line-break/>cupcake: WHAAT?<text:line-break/>creamsicle: shuuuushshhh!! I'm trying to tell the story!!!<text:line-break/>cupcake: sowwy.<text:line-break/>creamsicle: Anyways.<text:line-break/>Back in ancient times before there was an outside, there was an AMAZING CATGIRL.<text:line-break/>LCG happy "offscreen left":<text:line-break/>LCG appear left: I'm a tough catgirl! <text:line-break/>And I don't NEED no man! I am a famous adventurer and defeater of all the yarn.<text:line-break/>LCG excited: I also caught and eated all the chickens in the house, while shouting my battle cry, MEOW!<text:line-break/>happy: but...<text:line-break/>sad: There is no outside, there is only a house.<text:line-break/>happy: and I wanna go outside and eat birbs!<text:line-break/>sad: but there isn't an outside. And I'm so busy with work! Making the big bucks by slaying chickens.<text:line-break/>sigh: oh well. Seems its just me.<text:line-break/>LCG sad:<text:line-break/>cupcake: that's so sad!<text:line-break/>creamsicle: Don't worry, a long long time later, (like five minutes) she met daddy!<text:line-break/>HSP happy "offscreen right":<text:line-break/>HSP right: Oh my, hello! Mrs. Catgirl, would you happen to be a resident of this planet?<text:line-break/>LCG excited: uh... UH... AH!<text:line-break/>(Oh. My. God. He is. SO... HOT.)<text:line-break/>creamsicle: He was a HANDSOME PRINCE, from SPACE!<text:line-break/>LCG happy: Why yes, I am a resident of this planet.<text:line-break/>HSP: Splendid! I happen to be a maker of outsides. I noticed this place had no outside. Would you mind if I made one?<text:line-break/>LCG: Actually, I was going to do the same thing!<text:line-break/>HSP: Really? That's marvelous! <text:line-break/>W-would you like to make one with me?<text:line-break/>LCG excited: Of course!<text:line-break/>happy: And also, its Ms. Catgirl... I'm not married.<text:line-break/>HSP surprised: ... Oh my.<text:line-break/>creamsicle: So Mommy and Daddy teamed up to make a WINDOW! AND PUT ALL THE STUFF INTO THE WINDOW THAT WAS AN OUTSIDE!<text:line-break/>Cupcake: WOOOOW!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288" meta:character-count="1599"/>
    <dc:date>2018-02-14T16:50:39.21</dc:date>
    <dc:creator>Melissa Davidson</dc:creator>
    <meta:generator>OpenOffice/4.1.3$Win32 OpenOffice.org_project/413m1$Build-9783</meta:generator>
  </office:meta>
</office:document-meta>
</file>